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Times New Roman" fo:font-weight="normal" officeooo:rsid="000ae8e4" style:font-weight-asian="normal" style:font-weight-complex="normal"/>
    </style:style>
    <style:style style:name="P3" style:family="paragraph" style:parent-style-name="Standard" style:list-style-name="L1">
      <style:text-properties style:font-name="Times New Roman" fo:font-weight="normal" officeooo:rsid="000c815a" officeooo:paragraph-rsid="000c815a" style:font-weight-asian="normal" style:font-weight-complex="normal"/>
    </style:style>
    <style:style style:name="P4" style:family="paragraph" style:parent-style-name="Standard" style:list-style-name="L1">
      <style:text-properties style:font-name="Times New Roman" fo:font-weight="normal" officeooo:rsid="000e2b5d" officeooo:paragraph-rsid="000e2b5d" style:font-weight-asian="normal" style:font-weight-complex="normal"/>
    </style:style>
    <style:style style:name="P5" style:family="paragraph" style:parent-style-name="Standard" style:list-style-name="L1">
      <style:text-properties style:font-name="Times New Roman" fo:font-weight="normal" officeooo:rsid="0012ba5f" officeooo:paragraph-rsid="0012ba5f" style:font-weight-asian="normal" style:font-weight-complex="normal"/>
    </style:style>
    <style:style style:name="P6" style:family="paragraph" style:parent-style-name="Standard" style:list-style-name="L1">
      <style:text-properties style:font-name="Times New Roman" fo:font-weight="normal" officeooo:rsid="00168b33" officeooo:paragraph-rsid="00168b33" style:font-weight-asian="normal" style:font-weight-complex="normal"/>
    </style:style>
    <style:style style:name="P7" style:family="paragraph" style:parent-style-name="Standard" style:list-style-name="L1">
      <style:text-properties officeooo:rsid="000c815a" officeooo:paragraph-rsid="000c815a"/>
    </style:style>
    <style:style style:name="P8" style:family="paragraph" style:parent-style-name="Standard" style:list-style-name="L1">
      <style:text-properties officeooo:rsid="000f9f46" officeooo:paragraph-rsid="000f9f46"/>
    </style:style>
    <style:style style:name="P9" style:family="paragraph" style:parent-style-name="Standard" style:list-style-name="L1">
      <style:text-properties officeooo:rsid="0012ba5f" officeooo:paragraph-rsid="0012ba5f"/>
    </style:style>
    <style:style style:name="P10" style:family="paragraph" style:parent-style-name="Standard" style:list-style-name="L1">
      <style:text-properties officeooo:rsid="001475d0" officeooo:paragraph-rsid="001475d0"/>
    </style:style>
    <style:style style:name="T1" style:family="text">
      <style:text-properties style:font-name="Times New Roman" fo:font-weight="bold" officeooo:rsid="000ae8e4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normal" officeooo:rsid="000ae8e4" style:font-weight-asian="normal" style:font-weight-complex="normal"/>
    </style:style>
    <style:style style:name="T4" style:family="text">
      <style:text-properties style:font-name="Times New Roman" fo:font-weight="normal" officeooo:rsid="00111dc8" style:font-weight-asian="normal" style:font-weight-complex="normal"/>
    </style:style>
    <style:style style:name="T5" style:family="text">
      <style:text-properties style:font-name="Times New Roman" fo:font-weight="normal" officeooo:rsid="0012ba5f" style:font-weight-asian="normal" style:font-weight-complex="normal"/>
    </style:style>
    <style:style style:name="T6" style:family="text">
      <style:text-properties style:font-name="Times New Roman" fo:font-weight="normal" officeooo:rsid="001475d0" style:font-weight-asian="normal" style:font-weight-complex="normal"/>
    </style:style>
    <style:style style:name="T7" style:family="text">
      <style:text-properties style:font-name="Times New Roman" fo:font-weight="normal" officeooo:rsid="0015a979" style:font-weight-asian="normal" style:font-weight-complex="normal"/>
    </style:style>
    <style:style style:name="T8" style:family="text">
      <style:text-properties officeooo:rsid="00168b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5949647880411116" text:style-name="L1">
        <text:list-item>
          <text:p text:style-name="P1"><text:span text:style-name="T1">Alter table:</text:span><text:span text:style-name="T3"> cambiar la </text:span><text:span text:style-name="T5">definición</text:span><text:span text:style-name="T3"> de una tabla (para cada cambio hay que hacer un alter)</text:span></text:p>
          <text:list>
            <text:list-item>
              <text:p text:style-name="P2">rename column (renombrar columna) “nombre” (nombre columna sin comillas) to “denominacion” (nombre que deseas poner sin comillas)</text:p>
            </text:list-item>
            <text:list-item>
              <text:p text:style-name="P7"><text:span text:style-name="T3">r</text:span><text:span text:style-name="T2">ename constraint (renombrar restricción)</text:span></text:p>
            </text:list-item>
            <text:list-item>
              <text:p text:style-name="P3">rename to (renombrar tabla)</text:p>
            </text:list-item>
            <text:list-item>
              <text:p text:style-name="P3">set schema (mover la tabla de esquema)</text:p>
            </text:list-item>
            <text:list-item>
              <text:p text:style-name="P3">action (la más productiva se puede poner varias acciones separadas por coma)</text:p>
              <text:list>
                <text:list-item>
                  <text:p text:style-name="P3">add column if not exists “(nombre de la columna sin comillas)” “(tipo de dato de la columna)” “(restricciones de columna)”</text:p>
                </text:list-item>
                <text:list-item>
                  <text:p text:style-name="P4">drop column if exists “nombre_columna” restrict(por defecto, no elimina si es clave primaria/ajena etc)/cascade(elimina la columna y todo lo que depende de la columna)</text:p>
                </text:list-item>
                <text:list-item>
                  <text:p text:style-name="P8"><text:span text:style-name="T2">alter column <text:s/>[set data] type (cambiar el tipo de dato de la columna) “data_type” </text:span><text:span text:style-name="T4">using (con using define el factor de conversion/ expresion que cambia el tipo de dato en otro)</text:span></text:p>
                  <text:list>
                    <text:list-item>
                      <text:p text:style-name="P9"><text:span text:style-name="T4">E</text:span><text:span text:style-name="T2">jemplo: alter table socios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><text:span text:style-name="T2">alter column telefono type </text:span><text:span text:style-name="T6">numeric</text:span><text:span text:style-name="T2">(</text:span><text:span text:style-name="T6">6</text:span><text:span text:style-name="T2">) </text:span></text:p>
                                      <text:list>
                                        <text:list-header>
                                          <text:p text:style-name="P10"><text:span text:style-name="T2">using (</text:span><text:span text:style-name="T7">right(telefono::text, 6)::numeric(6))</text:span>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a<text:span text:style-name="T8">lter column “__” set default (expresion)</text:span></text:p>
                </text:list-item>
                <text:list-item>
                  <text:p text:style-name="P6">alter column drop default</text:p>
                </text:list-item>
                <text:list-item>
                  <text:p text:style-name="P6">alter column set/drop not null</text:p>
                </text:list-item>
                <text:list-item>
                  <text:p text:style-name="P6">alter column “__”</text:p>
                </text:list-item>
                <text:list-item>
                  <text:p text:style-name="P6">add constraint constraint_name</text:p>
                  <text:list>
                    <text:list-item>
                      <text:p text:style-name="P6">ejemplo: add constraint ck_telefono_positivo check (telefono &gt; 0);</text:p>
                    </text:list-item>
                  </text:list>
                </text:list-item>
                <text:list-item>
                  <text:p text:style-name="P6">a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0:49:33.644340251</meta:creation-date>
    <dc:date>2017-02-20T16:32:23.679171832</dc:date>
    <meta:editing-duration>PT33M5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97" meta:character-count="1204" meta:non-whitespace-character-count="1044"/>
  </office:meta>
</office:document-meta>
</file>